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Heading_20_1">
      <style:paragraph-properties fo:text-align="start" style:justify-single-word="false" fo:break-before="page"/>
    </style:style>
    <style:style style:name="P3" style:family="paragraph" style:parent-style-name="Heading_20_1">
      <style:paragraph-properties fo:break-before="page"/>
      <style:text-properties officeooo:rsid="001982d5" officeooo:paragraph-rsid="001982d5"/>
    </style:style>
    <style:style style:name="P4" style:family="paragraph" style:parent-style-name="Heading_20_1">
      <style:paragraph-properties fo:break-before="page"/>
      <style:text-properties officeooo:rsid="001de4e1" officeooo:paragraph-rsid="001de4e1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size="10pt" officeooo:rsid="0012ac63" officeooo:paragraph-rsid="0012ac63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fo:font-size="10pt" officeooo:rsid="0013a9a2" officeooo:paragraph-rsid="0013a9a2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fo:font-size="10pt" officeooo:rsid="001840e3" officeooo:paragraph-rsid="001840e3" style:font-size-asian="10pt" style:font-size-complex="10pt"/>
    </style:style>
    <style:style style:name="P10" style:family="paragraph" style:parent-style-name="Text_20_body">
      <style:text-properties fo:font-size="10pt" officeooo:rsid="0019951b" officeooo:paragraph-rsid="0019951b" style:font-size-asian="10pt" style:font-size-complex="10pt"/>
    </style:style>
    <style:style style:name="P11" style:family="paragraph" style:parent-style-name="Text_20_body">
      <style:text-properties fo:font-size="10pt" officeooo:rsid="001b8d4a" officeooo:paragraph-rsid="001b8d4a" style:font-size-asian="10pt" style:font-size-complex="10pt"/>
    </style:style>
    <style:style style:name="P12" style:family="paragraph" style:parent-style-name="Text_20_body">
      <style:text-properties fo:font-size="10pt" officeooo:rsid="001cd4e4" officeooo:paragraph-rsid="001cd4e4" style:font-size-asian="10pt" style:font-size-complex="10pt"/>
    </style:style>
    <style:style style:name="P13" style:family="paragraph" style:parent-style-name="Text_20_body">
      <style:text-properties fo:font-size="10pt" fo:font-weight="normal" officeooo:rsid="00076e52" officeooo:paragraph-rsid="00076e52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0pt" fo:font-weight="normal" officeooo:rsid="0008b5e7" officeooo:paragraph-rsid="0008b5e7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0pt" officeooo:rsid="000d31f2" officeooo:paragraph-rsid="000d31f2" style:font-size-asian="8.75pt" style:font-size-complex="10pt"/>
    </style:style>
    <style:style style:name="P17" style:family="paragraph" style:parent-style-name="Text_20_body">
      <style:paragraph-properties fo:text-align="start" style:justify-single-word="false"/>
      <style:text-properties fo:font-size="10pt" officeooo:rsid="000dedfe" officeooo:paragraph-rsid="000dedfe" style:font-size-asian="8.75pt" style:font-size-complex="10pt"/>
    </style:style>
    <style:style style:name="P18" style:family="paragraph" style:parent-style-name="Text_20_body">
      <style:paragraph-properties fo:text-align="start" style:justify-single-word="false"/>
      <style:text-properties fo:font-size="10pt" officeooo:rsid="000e2e54" officeooo:paragraph-rsid="000e2e54" style:font-size-asian="8.75pt" style:font-size-complex="10pt"/>
    </style:style>
    <style:style style:name="P19" style:family="paragraph" style:parent-style-name="Text_20_body">
      <style:text-properties fo:font-size="10pt" officeooo:rsid="001840e3" officeooo:paragraph-rsid="001840e3" style:font-size-asian="8.75pt" style:font-size-complex="10pt"/>
    </style:style>
    <style:style style:name="P20" style:family="paragraph" style:parent-style-name="Text_20_body">
      <style:paragraph-properties fo:text-align="start" style:justify-single-word="false" fo:break-before="page"/>
      <style:text-properties fo:font-size="10pt" officeooo:rsid="0013a9a2" officeooo:paragraph-rsid="0013a9a2" style:font-size-asian="10pt" style:font-size-complex="10pt"/>
    </style:style>
    <style:style style:name="T1" style:family="text">
      <style:text-properties officeooo:rsid="00076e52"/>
    </style:style>
    <style:style style:name="T2" style:family="text">
      <style:text-properties officeooo:rsid="000c22b0"/>
    </style:style>
    <style:style style:name="T3" style:family="text">
      <style:text-properties officeooo:rsid="0013a9a2"/>
    </style:style>
    <style:style style:name="T4" style:family="text">
      <style:text-properties officeooo:rsid="00170bea"/>
    </style:style>
    <style:style style:name="T5" style:family="text">
      <style:text-properties officeooo:rsid="001f55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fra Optimization Capstone Project Source Code</text:p>
      <text:h text:style-name="Heading_20_1" text:outline-level="1"><text:span text:style-name="T1">#</text:span>Terraform Code</text:h>
      <text:h text:style-name="Heading_20_3" text:outline-level="3">##Vars.tf</text:h>
      <text:p text:style-name="P13">variable "AWS_ACCESS_KEY" {</text:p>
      <text:p text:style-name="P13"><text:s text:c="2"/>type = string</text:p>
      <text:p text:style-name="P13"><text:s text:c="2"/>default = "ASIA5ROHSDOADKV57ZFR"</text:p>
      <text:p text:style-name="P13">}</text:p>
      <text:p text:style-name="P13"/>
      <text:p text:style-name="P13">variable "AWS_SECRET_KEY" {</text:p>
      <text:p text:style-name="P13"><text:s text:c="2"/>type = string</text:p>
      <text:p text:style-name="P13"><text:s text:c="2"/>default = "/ypAa7IbUF1lCHfe31VrUB1Id5WjPiMigq5u+6/l"</text:p>
      <text:p text:style-name="P13">}</text:p>
      <text:p text:style-name="P13"/>
      <text:p text:style-name="P13">variable "AWS_TOKEN" {</text:p>
      <text:p text:style-name="P13"><text:s text:c="2"/>type = string</text:p>
      <text:p text:style-name="P13"><text:s text:c="2"/>default = "FwoGZXIvYXdzED0aDLBqKKC0PnrwFct/0SK8Ace0qd4PotE9vpF6Mn5q9/gcMlRfK7rvJDu6LuTFu0UnFRZOz78gzbmA6PE3pzo/OlasgGuqxfP2ahrx5jhTxKda/DeWxXjjmRY7DSxc2aSQyDuH0Lev1Ad6iKi+/4zwmIOtB06T75G66JcT9mpiuskRX6+ItUDZ7O5uFwACUmxGOdZQsGvSw6M0OBSg2u6zfaSkstuH4lIIZvZYmgO/DRCL+a3bFZWWuPEY83wS9Jxmrc6VYcB9s29/qIlRKL2D3JAGMi0V0PbCc/WHomRL3IkYsV34pKVcrtMoXzMU1uvIFNcGbB+FAI+pN4xATGorqX0="</text:p>
      <text:p text:style-name="P13">}</text:p>
      <text:p text:style-name="P13"/>
      <text:p text:style-name="P13">variable "AWS_REGION" {</text:p>
      <text:p text:style-name="P13"><text:s text:c="2"/>type = string</text:p>
      <text:p text:style-name="P13"><text:s text:c="2"/>default = "us-east-1"</text:p>
      <text:p text:style-name="P13">}</text:p>
      <text:p text:style-name="P13"/>
      <text:p text:style-name="P13">variable "AMIS" {</text:p>
      <text:p text:style-name="P13"><text:s text:c="2"/>type = map(string)</text:p>
      <text:p text:style-name="P13"><text:s text:c="2"/>default = {</text:p>
      <text:p text:style-name="P13"><text:s text:c="4"/>us-east-1 = "ami-04505e74c0741db8d"</text:p>
      <text:p text:style-name="P13"><text:s text:c="4"/>us-west-2 = "ami-06b94666"</text:p>
      <text:p text:style-name="P13"><text:soft-page-break/><text:s text:c="4"/>eu-west-1 = "ami-0d729a60"</text:p>
      <text:p text:style-name="P13"><text:s text:c="4"/></text:p>
      <text:p text:style-name="P13"><text:s text:c="2"/>}</text:p>
      <text:p text:style-name="P13"/>
      <text:p text:style-name="P13">}</text:p>
      <text:p text:style-name="P13">variable "PATH_TO_PRIVATE_KEY" {</text:p>
      <text:p text:style-name="P13"><text:s text:c="2"/>default = "mykey"</text:p>
      <text:p text:style-name="P13">}</text:p>
      <text:p text:style-name="P13"/>
      <text:p text:style-name="P13">variable "PATH_TO_PUBLIC_KEY" {</text:p>
      <text:p text:style-name="P13"><text:s text:c="2"/>default = "mykey.pub"</text:p>
      <text:p text:style-name="P13">}</text:p>
      <text:p text:style-name="P13"/>
      <text:p text:style-name="P13">variable "INSTANCE_USERNAME" {</text:p>
      <text:p text:style-name="P13"><text:s text:c="2"/>default = "ubuntu"</text:p>
      <text:p text:style-name="P13">}</text:p>
      <text:p text:style-name="P14"/>
      <text:h text:style-name="P5" text:outline-level="3">##Provider.tf</text:h>
      <text:p text:style-name="P15">provider "aws" {</text:p>
      <text:p text:style-name="P15"><text:s text:c="2"/>access_key = var.AWS_ACCESS_KEY</text:p>
      <text:p text:style-name="P15"><text:s text:c="2"/>secret_key = var.AWS_SECRET_KEY</text:p>
      <text:p text:style-name="P15"><text:s text:c="2"/>token = var.AWS_TOKEN</text:p>
      <text:p text:style-name="P15"><text:s text:c="2"/>region = var.AWS_REGION</text:p>
      <text:p text:style-name="P15">}</text:p>
      <text:h text:style-name="P5" text:outline-level="3">##Instance.tf</text:h>
      <text:p text:style-name="P15">resource "aws_key_pair" "mykey" {</text:p>
      <text:p text:style-name="P15"><text:s text:c="2"/>key_name <text:s text:c="2"/>= "mykey"</text:p>
      <text:p text:style-name="P15"><text:s text:c="2"/>public_key = file(var.PATH_TO_PUBLIC_KEY)</text:p>
      <text:p text:style-name="P15">}</text:p>
      <text:p text:style-name="P15"/>
      <text:p text:style-name="P15">resource "aws_instance" "kubernetes_master" {</text:p>
      <text:p text:style-name="P15"><text:s text:c="2"/>ami <text:s text:c="10"/>= var.AMIS[var.AWS_REGION]</text:p>
      <text:p text:style-name="P15"><text:s text:c="2"/>instance_type = "t3.medium"</text:p>
      <text:p text:style-name="P15"><text:s text:c="2"/>key_name <text:s text:c="5"/>= aws_key_pair.mykey.key_name</text:p>
      <text:p text:style-name="P15"><text:s text:c="2"/>vpc_security_group_ids = ["${aws_security_group.k8s.id}"]</text:p>
      <text:p text:style-name="P15"/>
      <text:p text:style-name="P15"><text:s/>tags = {</text:p>
      <text:p text:style-name="P15"><text:s text:c="4"/>Name = "kubernetes_master"</text:p>
      <text:p text:style-name="P15"><text:s text:c="2"/>}</text:p>
      <text:p text:style-name="P15">}</text:p>
      <text:p text:style-name="P15">resource "aws_instance" "kubernetes_worker" {</text:p>
      <text:p text:style-name="P15"><text:s text:c="2"/>ami <text:s text:c="10"/>= var.AMIS[var.AWS_REGION]</text:p>
      <text:p text:style-name="P15"><text:s text:c="2"/>instance_type = "t3.medium"</text:p>
      <text:p text:style-name="P15"><text:s text:c="2"/>key_name <text:s text:c="5"/>= aws_key_pair.mykey.key_name</text:p>
      <text:p text:style-name="P15"><text:s text:c="2"/>vpc_security_group_ids = ["${aws_security_group.k8s.id}"]</text:p>
      <text:p text:style-name="P15"><text:s text:c="2"/>count = 2</text:p>
      <text:p text:style-name="P15"/>
      <text:p text:style-name="P15"><text:s/>tags = {</text:p>
      <text:p text:style-name="P15"><text:s text:c="4"/>Name = "kubernetes_worker-${count.index}"</text:p>
      <text:p text:style-name="P15"><text:s text:c="2"/>}</text:p>
      <text:p text:style-name="P15">}</text:p>
      <text:p text:style-name="P15"/>
      <text:p text:style-name="P15">resource "aws_security_group" "k8s" {</text:p>
      <text:p text:style-name="P15"><text:s text:c="2"/>name = "Ports 22"</text:p>
      <text:p text:style-name="P15"/>
      <text:p text:style-name="P15"><text:s text:c="2"/>ingress {</text:p>
      <text:p text:style-name="P15"><text:s text:c="4"/>from_port <text:s text:c="2"/>= 22</text:p>
      <text:p text:style-name="P15"><text:s text:c="4"/>to_port <text:s text:c="4"/>= 22</text:p>
      <text:p text:style-name="P15"><text:s text:c="4"/>protocol <text:s text:c="3"/>= "tcp"</text:p>
      <text:p text:style-name="P15"><text:soft-page-break/><text:s text:c="4"/>cidr_blocks = ["0.0.0.0/0"]</text:p>
      <text:p text:style-name="P15"><text:s text:c="4"/>self = true</text:p>
      <text:p text:style-name="P15"><text:s text:c="2"/>}</text:p>
      <text:p text:style-name="P15"/>
      <text:p text:style-name="P15"><text:s text:c="2"/>ingress {</text:p>
      <text:p text:style-name="P15"><text:s text:c="4"/>from_port <text:s text:c="2"/>= 80</text:p>
      <text:p text:style-name="P15"><text:s text:c="4"/>to_port <text:s text:c="4"/>= 80</text:p>
      <text:p text:style-name="P15"><text:s text:c="4"/>protocol <text:s text:c="3"/>= "tcp"</text:p>
      <text:p text:style-name="P15"><text:s text:c="4"/>cidr_blocks = ["0.0.0.0/0"]</text:p>
      <text:p text:style-name="P15"><text:s text:c="4"/>self = true</text:p>
      <text:p text:style-name="P15"><text:s text:c="2"/>}</text:p>
      <text:p text:style-name="P15"/>
      <text:p text:style-name="P15"><text:s text:c="2"/>ingress {</text:p>
      <text:p text:style-name="P15"><text:s text:c="4"/>protocol <text:s/>= -1</text:p>
      <text:p text:style-name="P15"><text:s text:c="4"/>self <text:s text:c="5"/>= true</text:p>
      <text:p text:style-name="P15"><text:s text:c="4"/>from_port = 0</text:p>
      <text:p text:style-name="P15"><text:s text:c="4"/>to_port <text:s text:c="2"/>= 0</text:p>
      <text:p text:style-name="P15"><text:s text:c="2"/>}</text:p>
      <text:p text:style-name="P15"/>
      <text:p text:style-name="P15"><text:s text:c="2"/>egress {</text:p>
      <text:p text:style-name="P15"><text:s text:c="4"/>from_port <text:s text:c="2"/>= 0</text:p>
      <text:p text:style-name="P15"><text:s text:c="4"/>to_port <text:s text:c="4"/>= 0</text:p>
      <text:p text:style-name="P15"><text:s text:c="4"/>protocol <text:s text:c="3"/>= "-1"</text:p>
      <text:p text:style-name="P15"><text:s text:c="4"/>cidr_blocks = ["0.0.0.0/0"]</text:p>
      <text:p text:style-name="P15"><text:s text:c="4"/>self = true</text:p>
      <text:p text:style-name="P15"><text:s text:c="2"/>}</text:p>
      <text:p text:style-name="P15"/>
      <text:p text:style-name="P15"><text:s/>tags = {</text:p>
      <text:p text:style-name="P15"><text:s text:c="4"/>Name = "k8s"</text:p>
      <text:p text:style-name="P15"><text:s text:c="2"/>}</text:p>
      <text:p text:style-name="P15">}</text:p>
      <text:p text:style-name="P15"/>
      <text:p text:style-name="P15">resource "local_file" "inventory" {</text:p>
      <text:p text:style-name="P15"><text:s text:c="2"/>filename = "./ansible_cm/inventory.ini"</text:p>
      <text:p text:style-name="P15"><text:s text:c="2"/>file_permission = "0644"</text:p>
      <text:p text:style-name="P15"><text:s text:c="2"/>content <text:s/>= &lt;&lt;EOF</text:p>
      <text:p text:style-name="P15"><text:soft-page-break/>[kubernetes_master]</text:p>
      <text:p text:style-name="P15">${aws_instance.kubernetes_master.public_dns}</text:p>
      <text:p text:style-name="P15"/>
      <text:p text:style-name="P15">[kubernetes_worker1]</text:p>
      <text:p text:style-name="P15">${aws_instance.kubernetes_worker[0].public_dns}</text:p>
      <text:p text:style-name="P15"/>
      <text:p text:style-name="P15">[kubernetes_worker2]</text:p>
      <text:p text:style-name="P15">${aws_instance.kubernetes_worker[1].public_dns}</text:p>
      <text:p text:style-name="P15"/>
      <text:p text:style-name="P15">EOF</text:p>
      <text:p text:style-name="P15">}</text:p>
      <text:p text:style-name="P15"/>
      <text:p text:style-name="P15">resource "local_file" "host_script" {</text:p>
      <text:p text:style-name="P15"><text:s text:c="2"/>filename = "./add_host.sh"</text:p>
      <text:p text:style-name="P15"><text:s text:c="2"/>file_permission = "0700"</text:p>
      <text:p text:style-name="P15"><text:s text:c="2"/>content = &lt;&lt;EOF</text:p>
      <text:p text:style-name="P15">#!/bin/bash</text:p>
      <text:p text:style-name="P15">echo "Setting SSH Key"</text:p>
      <text:p text:style-name="P15">#ssh-add ~/&lt;PATH TO SSH KEYFILE&gt;.pem</text:p>
      <text:p text:style-name="P15">echo "Adding IPs"</text:p>
      <text:p text:style-name="P15">ssh-keyscan -H ${aws_instance.kubernetes_master.public_dns} &gt;&gt; ~/.ssh/known_hosts</text:p>
      <text:p text:style-name="P15">ssh-keyscan -H ${aws_instance.kubernetes_worker[0].public_dns} &gt;&gt; ~/.ssh/known_hosts</text:p>
      <text:p text:style-name="P15">ssh-keyscan -H ${aws_instance.kubernetes_worker[1].public_dns} &gt;&gt; <text:s/>~/.ssh/known_hosts</text:p>
      <text:p text:style-name="P15"/>
      <text:p text:style-name="P15">EOF</text:p>
      <text:p text:style-name="P15">}</text:p>
      <text:p text:style-name="P15"/>
      <text:p text:style-name="P15">resource "null_resource" "add_host_entry" {</text:p>
      <text:p text:style-name="P15"><text:s text:c="2"/>triggers = {</text:p>
      <text:p text:style-name="P15"><text:s text:c="4"/>order = local_file.host_script.id</text:p>
      <text:p text:style-name="P15"><text:s text:c="2"/>}</text:p>
      <text:p text:style-name="P15"><text:s text:c="2"/>provisioner "local-exec" {</text:p>
      <text:p text:style-name="P15"><text:s text:c="4"/>command = "sleep 10 &amp;&amp; ./add_host.sh"</text:p>
      <text:p text:style-name="P15"><text:s text:c="2"/>}</text:p>
      <text:p text:style-name="P15">}</text:p>
      <text:h text:style-name="P2" text:outline-level="1"><text:span text:style-name="T2">#</text:span>Ansible Code</text:h>
      <text:h text:style-name="Heading_20_3" text:outline-level="3">##main.yaml</text:h>
      <text:p text:style-name="P16">---</text:p>
      <text:p text:style-name="P16">- hosts: kubernetes_master</text:p>
      <text:p text:style-name="P16"><text:s text:c="2"/>name: Kubernetes master control plane configuration</text:p>
      <text:p text:style-name="P16"><text:s text:c="2"/>become: yes</text:p>
      <text:p text:style-name="P16"><text:s text:c="2"/>user: ubuntu</text:p>
      <text:p text:style-name="P16"><text:s text:c="2"/>tags: master </text:p>
      <text:p text:style-name="P16"><text:s text:c="2"/>vars:</text:p>
      <text:p text:style-name="P16"><text:s text:c="4"/>ansible_ssh_private_key_file: "../mykey"</text:p>
      <text:p text:style-name="P16"><text:s text:c="2"/>tasks:</text:p>
      <text:p text:style-name="P16"><text:s text:c="2"/>- name: Run common tasks</text:p>
      <text:p text:style-name="P16"><text:s text:c="4"/>import_tasks: common.yaml </text:p>
      <text:p text:style-name="P16"><text:s text:c="2"/>- name: Configre k8s master node</text:p>
      <text:p text:style-name="P16"><text:s text:c="4"/>import_tasks: master.yaml</text:p>
      <text:p text:style-name="P16"><text:s text:c="3"/></text:p>
      <text:p text:style-name="P16">- hosts: kubernetes_worker1</text:p>
      <text:p text:style-name="P16"><text:s text:c="2"/>name: Kubernetes workde node configuration</text:p>
      <text:p text:style-name="P16"><text:s text:c="2"/>become: yes</text:p>
      <text:p text:style-name="P16"><text:s text:c="2"/>user: ubuntu</text:p>
      <text:p text:style-name="P16"><text:s text:c="2"/>tags: worker1 </text:p>
      <text:p text:style-name="P16"><text:s text:c="2"/>vars:</text:p>
      <text:p text:style-name="P16"><text:s text:c="4"/>ansible_ssh_private_key_file: "../mykey"</text:p>
      <text:p text:style-name="P16"><text:s text:c="4"/>worker_hostname: "worker1"</text:p>
      <text:p text:style-name="P16"><text:s text:c="2"/>tasks:</text:p>
      <text:p text:style-name="P16"><text:s text:c="2"/>- name: Run common tasks</text:p>
      <text:p text:style-name="P16"><text:s text:c="4"/>import_tasks: common.yaml</text:p>
      <text:p text:style-name="P16"><text:s text:c="2"/>- name: Configre k8s worker node </text:p>
      <text:p text:style-name="P16"><text:s text:c="4"/>import_tasks: worker.yaml</text:p>
      <text:p text:style-name="P16"><text:s text:c="2"/></text:p>
      <text:p text:style-name="P16">- hosts: kubernetes_worker2</text:p>
      <text:p text:style-name="P16"><text:s text:c="2"/>name: Kubernetes workde node configuration</text:p>
      <text:p text:style-name="P16"><text:s text:c="2"/>become: yes</text:p>
      <text:p text:style-name="P16"><text:s text:c="2"/>user: ubuntu</text:p>
      <text:p text:style-name="P16"><text:s text:c="2"/>tags: worker2 </text:p>
      <text:p text:style-name="P16"><text:soft-page-break/><text:s text:c="2"/>vars:</text:p>
      <text:p text:style-name="P16"><text:s text:c="4"/>ansible_ssh_private_key_file: "../mykey"</text:p>
      <text:p text:style-name="P16"><text:s text:c="4"/>worker_hostname: "worker2"</text:p>
      <text:p text:style-name="P16"><text:s text:c="2"/>tasks:</text:p>
      <text:p text:style-name="P16"><text:s text:c="2"/>- name: Run common tasks</text:p>
      <text:p text:style-name="P16"><text:s text:c="4"/>import_tasks: common.yaml </text:p>
      <text:p text:style-name="P16"><text:s text:c="2"/>- name: Configre k8s worker node </text:p>
      <text:p text:style-name="P16"><text:s text:c="4"/>import_tasks: worker.yaml</text:p>
      <text:p text:style-name="P16"/>
      <text:p text:style-name="P16">- hosts: kubernetes_worker3</text:p>
      <text:p text:style-name="P16"><text:s text:c="2"/>name: Kubernetes workde node configuration</text:p>
      <text:p text:style-name="P16"><text:s text:c="2"/>become: yes</text:p>
      <text:p text:style-name="P16"><text:s text:c="2"/>user: ubuntu</text:p>
      <text:p text:style-name="P16"><text:s text:c="2"/>tags: worker3</text:p>
      <text:p text:style-name="P16"><text:s text:c="2"/>vars:</text:p>
      <text:p text:style-name="P16"><text:s text:c="4"/>ansible_ssh_private_key_file: "../mykey"</text:p>
      <text:p text:style-name="P16"><text:s text:c="4"/>worker_hostname: "worker3"</text:p>
      <text:p text:style-name="P16"><text:s text:c="2"/>tasks:</text:p>
      <text:p text:style-name="P16"><text:s text:c="2"/>- name: Run common tasks</text:p>
      <text:p text:style-name="P16"><text:s text:c="4"/>import_tasks: common.yaml </text:p>
      <text:p text:style-name="P16"><text:s text:c="2"/>- name: Configre k8s worker node </text:p>
      <text:p text:style-name="P16"><text:s text:c="4"/>import_tasks: worker.yaml</text:p>
      <text:p text:style-name="P16"/>
      <text:p text:style-name="P16">- hosts: kubernetes_worker4</text:p>
      <text:p text:style-name="P16"><text:s text:c="2"/>name: Kubernetes workde node configuration</text:p>
      <text:p text:style-name="P16"><text:s text:c="2"/>become: yes</text:p>
      <text:p text:style-name="P16"><text:s text:c="2"/>user: ubuntu</text:p>
      <text:p text:style-name="P16"><text:s text:c="2"/>tags: worker4</text:p>
      <text:p text:style-name="P16"><text:s text:c="2"/>vars:</text:p>
      <text:p text:style-name="P16"><text:s text:c="4"/>ansible_ssh_private_key_file: "../mykey"</text:p>
      <text:p text:style-name="P16"><text:s text:c="4"/>worker_hostname: "worker4"</text:p>
      <text:p text:style-name="P16"><text:s text:c="2"/>tasks:</text:p>
      <text:p text:style-name="P16"><text:s text:c="2"/>- name: Run common tasks</text:p>
      <text:p text:style-name="P16"><text:s text:c="4"/>import_tasks: common.yaml </text:p>
      <text:p text:style-name="P16"><text:s text:c="2"/>- name: Configre k8s worker node </text:p>
      <text:p text:style-name="P16"><text:s text:c="4"/>import_tasks: worker.yaml</text:p>
      <text:h text:style-name="P5" text:outline-level="3">##common.yaml</text:h>
      <text:p text:style-name="P17">---</text:p>
      <text:p text:style-name="P17"><text:s text:c="2"/>- name: Add an apt signing key for Kubernetes</text:p>
      <text:p text:style-name="P17"><text:s text:c="4"/>apt_key:</text:p>
      <text:p text:style-name="P17"><text:s text:c="6"/>url: https://packages.cloud.google.com/apt/doc/apt-key.gpg</text:p>
      <text:p text:style-name="P17"><text:s text:c="6"/>state: present</text:p>
      <text:p text:style-name="P17"/>
      <text:p text:style-name="P17"><text:s text:c="2"/>- name: Adding apt repository for Kubernetes</text:p>
      <text:p text:style-name="P17"><text:s text:c="4"/>apt_repository:</text:p>
      <text:p text:style-name="P17"><text:s text:c="6"/>repo: deb https://apt.kubernetes.io/ kubernetes-xenial main</text:p>
      <text:p text:style-name="P17"><text:s text:c="6"/>state: present</text:p>
      <text:p text:style-name="P17"><text:s text:c="6"/>filename: kubernetes.list</text:p>
      <text:h text:style-name="P5" text:outline-level="3">##master.yaml</text:h>
      <text:p text:style-name="P18">---</text:p>
      <text:p text:style-name="P18"><text:s text:c="2"/>- name: installing packages on k8s master</text:p>
      <text:p text:style-name="P18"><text:s text:c="4"/>apt:</text:p>
      <text:p text:style-name="P18"><text:s text:c="6"/>name: "{{ packages }}"</text:p>
      <text:p text:style-name="P18"><text:s text:c="6"/>state: present</text:p>
      <text:p text:style-name="P18"><text:s text:c="6"/>update_cache: yes</text:p>
      <text:p text:style-name="P18"><text:s text:c="4"/>vars:</text:p>
      <text:p text:style-name="P18"><text:s text:c="6"/>packages:</text:p>
      <text:p text:style-name="P18"><text:s text:c="6"/>- apt-transport-https</text:p>
      <text:p text:style-name="P18"><text:s text:c="6"/>- ca-certificates</text:p>
      <text:p text:style-name="P18"><text:s text:c="6"/>- curl</text:p>
      <text:p text:style-name="P18"><text:s text:c="6"/>- gnupg-agent</text:p>
      <text:p text:style-name="P18"><text:s text:c="6"/>- software-properties-common</text:p>
      <text:p text:style-name="P18"><text:s text:c="6"/>- kubelet</text:p>
      <text:p text:style-name="P18"><text:s text:c="6"/>- kubeadm</text:p>
      <text:p text:style-name="P18"><text:s text:c="6"/>- kubectl</text:p>
      <text:p text:style-name="P18"><text:s text:c="6"/>- docker.io</text:p>
      <text:p text:style-name="P18"><text:s text:c="6"/>- vim</text:p>
      <text:p text:style-name="P18"><text:s text:c="6"/>- net-tools</text:p>
      <text:p text:style-name="P18"><text:s text:c="6"/>- unzip</text:p>
      <text:p text:style-name="P18"/>
      <text:p text:style-name="P18"><text:s text:c="2"/>- name: Update master hostname</text:p>
      <text:p text:style-name="P18"><text:s text:c="4"/>hostname:</text:p>
      <text:p text:style-name="P18"><text:s text:c="6"/>name: control-plane</text:p>
      <text:p text:style-name="P18"/>
      <text:p text:style-name="P18"><text:s text:c="2"/>- name: Modify kubeadm config to match with docker info cgroups</text:p>
      <text:p text:style-name="P18"><text:s text:c="4"/>lineinfile:</text:p>
      <text:p text:style-name="P18"><text:s text:c="6"/>path: /etc/systemd/system/kubelet.service.d/10-kubeadm.conf</text:p>
      <text:p text:style-name="P18"><text:s text:c="6"/>regexp: '^Environment="KUBELET_KUBECONFIG_ARGS='</text:p>
      <text:p text:style-name="P18"><text:s text:c="6"/>line: Environment="KUBELET_KUBECONFIG_ARGS=--bootstrap-kubeconfig=/etc/kubernetes/bootstrap-kubelet.conf --kubeconfig=/etc/kubernetes/kubelet.conf --cgroup-driver=cgroupfs"</text:p>
      <text:p text:style-name="P18"><text:s text:c="2"/></text:p>
      <text:p text:style-name="P18"><text:s text:c="2"/>- name: Restart kubelet</text:p>
      <text:p text:style-name="P18"><text:s text:c="4"/>service:</text:p>
      <text:p text:style-name="P18"><text:s text:c="6"/>name: kubelet</text:p>
      <text:p text:style-name="P18"><text:soft-page-break/><text:s text:c="6"/>daemon_reload: yes</text:p>
      <text:p text:style-name="P18"><text:s text:c="6"/>state: restarted</text:p>
      <text:p text:style-name="P18"/>
      <text:p text:style-name="P18"><text:s text:c="2"/>- name: Reset kubeadm</text:p>
      <text:p text:style-name="P18"><text:s text:c="4"/>command: kubeadm reset -f</text:p>
      <text:p text:style-name="P18"><text:s text:c="2"/></text:p>
      <text:p text:style-name="P18"><text:s text:c="2"/>- name: Initialize control plane master</text:p>
      <text:p text:style-name="P18"><text:s text:c="4"/>command: kubeadm init --node-name control-plane --ignore-preflight-errors=Mem --ignore-preflight-errors=NumCPU</text:p>
      <text:p text:style-name="P18"/>
      <text:p text:style-name="P18"><text:s text:c="2"/>- name: Setup kubeconfig for root user</text:p>
      <text:p text:style-name="P18"><text:s text:c="4"/>command: "{{ item }}"</text:p>
      <text:p text:style-name="P18"><text:s text:c="4"/>with_items:</text:p>
      <text:p text:style-name="P18"><text:s text:c="5"/>- mkdir -p /root/.kube</text:p>
      <text:p text:style-name="P18"><text:s text:c="5"/>- cp -i /etc/kubernetes/admin.conf /root/.kube/config</text:p>
      <text:p text:style-name="P18"><text:s text:c="5"/>- chown root:root /root/.kube/config</text:p>
      <text:p text:style-name="P18"/>
      <text:p text:style-name="P18"><text:s text:c="2"/>- name: Install calico pod network</text:p>
      <text:p text:style-name="P18"><text:s text:c="4"/>command: kubectl apply -f https://docs.projectcalico.org/manifests/calico.yaml</text:p>
      <text:p text:style-name="P18"/>
      <text:p text:style-name="P18"><text:s text:c="2"/>- name: Generate join command</text:p>
      <text:p text:style-name="P18"><text:s text:c="4"/>command: kubeadm token create --print-join-command</text:p>
      <text:p text:style-name="P18"><text:s text:c="4"/>register: join_command</text:p>
      <text:p text:style-name="P18"/>
      <text:p text:style-name="P18"><text:s text:c="2"/>- name: Copy join command to local file</text:p>
      <text:p text:style-name="P18"><text:s text:c="4"/>local_action: copy content="{{ join_command.stdout_lines[0] }}" dest="./join-command"</text:p>
      <text:p text:style-name="P18"><text:s/></text:p>
      <text:p text:style-name="P18"><text:s text:c="2"/>- name: Install metric server </text:p>
      <text:p text:style-name="P18"><text:s text:c="4"/>command: kubectl apply -f https://github.com/kubernetes-sigs/metrics-server/releases/latest/download/components.yaml </text:p>
      <text:p text:style-name="P18"><text:s text:c="2"/></text:p>
      <text:p text:style-name="P18"><text:s text:c="2"/>- name: Modify kubeadm config to match with docker info cgroups</text:p>
      <text:p text:style-name="P18"><text:s text:c="4"/>lineinfile:</text:p>
      <text:p text:style-name="P18"><text:s text:c="6"/>path: /etc/systemd/system/kubelet.service.d/10-kubeadm.conf</text:p>
      <text:p text:style-name="P18"><text:s text:c="6"/>regexp: '^Environment="KUBELET_KUBECONFIG_ARGS='</text:p>
      <text:p text:style-name="P18"><text:s text:c="6"/>line: Environment="KUBELET_KUBECONFIG_ARGS=--bootstrap-kubeconfig=/etc/kubernetes/bootstrap-kubelet.conf --kubeconfig=/etc/kubernetes/kubelet.conf --cgroup-driver=cgroupfs"</text:p>
      <text:p text:style-name="P18"><text:soft-page-break/></text:p>
      <text:p text:style-name="P18"><text:s text:c="2"/>- name: Copy code to master</text:p>
      <text:p text:style-name="P18"><text:s text:c="4"/>copy: src=two_tier_app_k8.tgz dest=/home/ubuntu/two_tier_app_k8.tgz mode=0644</text:p>
      <text:h text:style-name="P5" text:outline-level="3">##worker.yaml</text:h>
      <text:p text:style-name="P18">---</text:p>
      <text:p text:style-name="P18"><text:s text:c="2"/>- name: installing packages on k8s worker</text:p>
      <text:p text:style-name="P18"><text:s text:c="4"/>apt:</text:p>
      <text:p text:style-name="P18"><text:s text:c="6"/>name: "{{ packages }}"</text:p>
      <text:p text:style-name="P18"><text:s text:c="6"/>state: present</text:p>
      <text:p text:style-name="P18"><text:s text:c="6"/>update_cache: yes</text:p>
      <text:p text:style-name="P18"><text:s text:c="4"/>vars:</text:p>
      <text:p text:style-name="P18"><text:s text:c="6"/>packages:</text:p>
      <text:p text:style-name="P18"><text:s text:c="6"/>- apt-transport-https</text:p>
      <text:p text:style-name="P18"><text:s text:c="6"/>- ca-certificates</text:p>
      <text:p text:style-name="P18"><text:s text:c="6"/>- curl</text:p>
      <text:p text:style-name="P18"><text:s text:c="6"/>- gnupg-agent</text:p>
      <text:p text:style-name="P18"><text:s text:c="6"/>- software-properties-common</text:p>
      <text:p text:style-name="P18"><text:s text:c="6"/>- kubelet</text:p>
      <text:p text:style-name="P18"><text:s text:c="6"/>- kubeadm</text:p>
      <text:p text:style-name="P18"><text:s text:c="6"/>- docker.io</text:p>
      <text:p text:style-name="P18"><text:s text:c="6"/>- vim</text:p>
      <text:p text:style-name="P18"><text:s text:c="6"/>- net-tools</text:p>
      <text:p text:style-name="P18"><text:s text:c="2"/>- name: update hostname</text:p>
      <text:p text:style-name="P18"><text:s text:c="4"/>hostname:</text:p>
      <text:p text:style-name="P18"><text:s text:c="6"/>name: "{{ worker_hostname }}"</text:p>
      <text:p text:style-name="P18"/>
      <text:p text:style-name="P18"><text:s text:c="2"/>- name: Modify kubeadm config to match with docker info cgroups</text:p>
      <text:p text:style-name="P18"><text:s text:c="4"/>lineinfile:</text:p>
      <text:p text:style-name="P18"><text:s text:c="6"/>path: /etc/systemd/system/kubelet.service.d/10-kubeadm.conf</text:p>
      <text:p text:style-name="P18"><text:s text:c="6"/>regexp: '^Environment="KUBELET_KUBECONFIG_ARGS='</text:p>
      <text:p text:style-name="P18"><text:s text:c="6"/>line: Environment="KUBELET_KUBECONFIG_ARGS=--bootstrap-kubeconfig=/etc/kubernetes/bootstrap-kubelet.conf --kubeconfig=/etc/kubernetes/kubelet.conf --cgroup-driver=cgroupfs"</text:p>
      <text:p text:style-name="P18"/>
      <text:p text:style-name="P18"><text:s text:c="2"/>- name: Restart kubelet</text:p>
      <text:p text:style-name="P18"><text:s text:c="4"/>service:</text:p>
      <text:p text:style-name="P18"><text:s text:c="6"/>name: kubelet</text:p>
      <text:p text:style-name="P18"><text:s text:c="6"/>daemon_reload: yes</text:p>
      <text:p text:style-name="P18"><text:s text:c="6"/>state: restarted</text:p>
      <text:p text:style-name="P18"/>
      <text:p text:style-name="P18"><text:soft-page-break/><text:s text:c="2"/>- name: Copy the join command to server location</text:p>
      <text:p text:style-name="P18"><text:s text:c="4"/>copy: src=join-command dest=/tmp/join-command.sh mode=0777</text:p>
      <text:p text:style-name="P18"/>
      <text:p text:style-name="P18"><text:s text:c="2"/>- name: Reset kubeadm</text:p>
      <text:p text:style-name="P18"><text:s text:c="4"/>command: kubeadm reset -f</text:p>
      <text:p text:style-name="P18"/>
      <text:p text:style-name="P18"><text:s text:c="2"/>- name: Join the node to cluster</text:p>
      <text:p text:style-name="P18"><text:s text:c="4"/>command: sh /tmp/join-command.sh</text:p>
      <text:p text:style-name="P18"/>
      <text:h text:style-name="P1" text:outline-level="1">#Application Code</text:h>
      <text:h text:style-name="Heading_20_2" text:outline-level="2">#Frontend Webapp</text:h>
      <text:h text:style-name="Heading_20_3" text:outline-level="3">##<text:span text:style-name="T3">redis.networkpolicy.yaml</text:span></text:h>
      <text:p text:style-name="P7">apiVersion: networking.k8s.io/v1</text:p>
      <text:p text:style-name="P7">kind: NetworkPolicy</text:p>
      <text:p text:style-name="P7">metadata:</text:p>
      <text:p text:style-name="P7"><text:s text:c="2"/>name: redis</text:p>
      <text:p text:style-name="P7">spec:</text:p>
      <text:p text:style-name="P7"><text:s text:c="2"/>podSelector:</text:p>
      <text:p text:style-name="P7"><text:s text:c="4"/>matchLabels:</text:p>
      <text:p text:style-name="P7"><text:s text:c="6"/>app: redis</text:p>
      <text:p text:style-name="P7"><text:s text:c="2"/>policyTypes:</text:p>
      <text:p text:style-name="P7"><text:s text:c="2"/>- Ingress</text:p>
      <text:p text:style-name="P7"><text:s text:c="2"/>ingress:</text:p>
      <text:p text:style-name="P7"><text:s text:c="2"/>- from:</text:p>
      <text:p text:style-name="P7"><text:s text:c="4"/>- podSelector:</text:p>
      <text:p text:style-name="P7"><text:s text:c="8"/>matchLabels:</text:p>
      <text:p text:style-name="P7"><text:s text:c="10"/>app: webapp</text:p>
      <text:p text:style-name="P7"><text:s text:c="4"/>ports:</text:p>
      <text:p text:style-name="P7"><text:s text:c="4"/>- protocol: TCP</text:p>
      <text:p text:style-name="P7"><text:s text:c="6"/>port: 6379</text:p>
      <text:h text:style-name="P5" text:outline-level="3">##redis-primary.deployment.yml</text:h>
      <text:p text:style-name="P8">apiVersion: apps/v1</text:p>
      <text:p text:style-name="P8">kind: Deployment</text:p>
      <text:p text:style-name="P8">metadata:</text:p>
      <text:p text:style-name="P8"><text:s text:c="2"/>name: redis-primary</text:p>
      <text:p text:style-name="P8">spec:</text:p>
      <text:p text:style-name="P8"><text:s text:c="2"/>replicas: 1</text:p>
      <text:p text:style-name="P8"><text:s text:c="2"/>selector:</text:p>
      <text:p text:style-name="P8"><text:s text:c="4"/>matchLabels:</text:p>
      <text:p text:style-name="P8"><text:s text:c="6"/>app: redis</text:p>
      <text:p text:style-name="P8"><text:s text:c="6"/>role: primary</text:p>
      <text:p text:style-name="P8"><text:s text:c="6"/>tier: backend</text:p>
      <text:p text:style-name="P8"><text:s text:c="2"/>template:</text:p>
      <text:p text:style-name="P8"><text:s text:c="4"/>metadata:</text:p>
      <text:p text:style-name="P8"><text:s text:c="6"/>labels:</text:p>
      <text:p text:style-name="P8"><text:s text:c="8"/>app: redis</text:p>
      <text:p text:style-name="P8"><text:s text:c="8"/>role: primary</text:p>
      <text:p text:style-name="P8"><text:s text:c="8"/>tier: backend</text:p>
      <text:p text:style-name="P8"><text:s text:c="4"/>spec:</text:p>
      <text:p text:style-name="P8"><text:s text:c="6"/>containers:</text:p>
      <text:p text:style-name="P8"><text:s text:c="6"/>- name: redis</text:p>
      <text:p text:style-name="P8"><text:s text:c="8"/>image: gcr.io/google_containers/redis:e2e <text:s/># or just image: redis</text:p>
      <text:p text:style-name="P8"><text:s text:c="8"/>resources:</text:p>
      <text:p text:style-name="P8"><text:s text:c="10"/>requests:</text:p>
      <text:p text:style-name="P8"><text:s text:c="12"/>cpu: 100m</text:p>
      <text:p text:style-name="P8"><text:s text:c="12"/>memory: 100Mi</text:p>
      <text:p text:style-name="P8"><text:s text:c="8"/>ports:</text:p>
      <text:p text:style-name="P8"><text:s text:c="8"/>- containerPort: 6379</text:p>
      <text:h text:style-name="P5" text:outline-level="3">##redis-primary.service.yml</text:h>
      <text:p text:style-name="P8">apiVersion: v1</text:p>
      <text:p text:style-name="P8">kind: Service</text:p>
      <text:p text:style-name="P8">metadata:</text:p>
      <text:p text:style-name="P8"><text:s text:c="2"/>name: redis-primary</text:p>
      <text:p text:style-name="P8"><text:s text:c="2"/>labels:</text:p>
      <text:p text:style-name="P8"><text:s text:c="4"/>app: redis</text:p>
      <text:p text:style-name="P8"><text:s text:c="4"/>role: primary</text:p>
      <text:p text:style-name="P8"><text:s text:c="4"/>tier: backend</text:p>
      <text:p text:style-name="P8">spec:</text:p>
      <text:p text:style-name="P8"><text:s text:c="2"/>ports:</text:p>
      <text:p text:style-name="P8"><text:s text:c="2"/>- port: 6379</text:p>
      <text:p text:style-name="P8"><text:s text:c="4"/>targetPort: 6379</text:p>
      <text:p text:style-name="P8"><text:s text:c="2"/>selector:</text:p>
      <text:p text:style-name="P8"><text:s text:c="4"/>app: redis</text:p>
      <text:p text:style-name="P8"><text:s text:c="4"/>role: primary</text:p>
      <text:p text:style-name="P8"><text:s text:c="4"/>tier: backend</text:p>
      <text:h text:style-name="P5" text:outline-level="3">##redis-replica.deployment.yml</text:h>
      <text:p text:style-name="P8">apiVersion: apps/v1</text:p>
      <text:p text:style-name="P8">kind: Deployment</text:p>
      <text:p text:style-name="P8">metadata:</text:p>
      <text:p text:style-name="P8"><text:s text:c="2"/>name: redis-replica</text:p>
      <text:p text:style-name="P8">spec:</text:p>
      <text:p text:style-name="P8"><text:s text:c="2"/>replicas: 1</text:p>
      <text:p text:style-name="P8"><text:s text:c="2"/>selector:</text:p>
      <text:p text:style-name="P8"><text:s text:c="4"/>matchLabels:</text:p>
      <text:p text:style-name="P8"><text:s text:c="6"/>app: redis</text:p>
      <text:p text:style-name="P8"><text:s text:c="6"/>role: replica</text:p>
      <text:p text:style-name="P8"><text:s text:c="6"/>tier: backend</text:p>
      <text:p text:style-name="P8"><text:s text:c="2"/>template:</text:p>
      <text:p text:style-name="P8"><text:s text:c="4"/>metadata:</text:p>
      <text:p text:style-name="P8"><text:s text:c="6"/>labels:</text:p>
      <text:p text:style-name="P8"><text:s text:c="8"/>app: redis</text:p>
      <text:p text:style-name="P8"><text:s text:c="8"/>role: replica</text:p>
      <text:p text:style-name="P8"><text:s text:c="8"/>tier: backend</text:p>
      <text:p text:style-name="P8"><text:s text:c="4"/>spec:</text:p>
      <text:p text:style-name="P8"><text:s text:c="6"/>containers:</text:p>
      <text:p text:style-name="P8"><text:s text:c="6"/>- name: replica</text:p>
      <text:p text:style-name="P8"><text:s text:c="8"/>image: gcr.io/google_samples/gb-redisslave:v2</text:p>
      <text:p text:style-name="P8"><text:s text:c="8"/>resources:</text:p>
      <text:p text:style-name="P8"><text:s text:c="10"/>requests:</text:p>
      <text:p text:style-name="P8"><text:s text:c="12"/>cpu: 100m</text:p>
      <text:p text:style-name="P8"><text:s text:c="12"/>memory: 100Mi</text:p>
      <text:p text:style-name="P8"><text:s text:c="8"/>env:</text:p>
      <text:p text:style-name="P8"><text:s text:c="8"/>- name: GET_HOSTS_FROM</text:p>
      <text:p text:style-name="P8"><text:s text:c="10"/>value: env</text:p>
      <text:p text:style-name="P8"><text:s text:c="8"/>- name: REDIS_MASTER_SERVICE_HOST</text:p>
      <text:p text:style-name="P8"><text:s text:c="10"/>value: redis-primary</text:p>
      <text:p text:style-name="P8"><text:s text:c="8"/>ports:</text:p>
      <text:p text:style-name="P8"><text:s text:c="8"/>- containerPort: 6379</text:p>
      <text:h text:style-name="P5" text:outline-level="3">##redis-replica.horizontal_pod_autoscaler.yml</text:h>
      <text:p text:style-name="P8">apiVersion: autoscaling/v1</text:p>
      <text:p text:style-name="P8">kind: HorizontalPodAutoscaler</text:p>
      <text:p text:style-name="P8">metadata:</text:p>
      <text:p text:style-name="P8"><text:s text:c="2"/>name: redis-replica</text:p>
      <text:p text:style-name="P8">spec:</text:p>
      <text:p text:style-name="P8"><text:s text:c="2"/>minReplicas: 3</text:p>
      <text:p text:style-name="P8"><text:s text:c="2"/>maxReplicas: 5</text:p>
      <text:p text:style-name="P8"><text:s text:c="2"/>scaleTargetRef:</text:p>
      <text:p text:style-name="P8"><text:s text:c="4"/>apiVersion: apps/v1</text:p>
      <text:p text:style-name="P8"><text:s text:c="4"/>kind: Deployment</text:p>
      <text:p text:style-name="P8"><text:s text:c="4"/>name: redis-replica</text:p>
      <text:p text:style-name="P8"><text:s text:c="2"/>targetCPUUtilizationPercentage: 20</text:p>
      <text:h text:style-name="P5" text:outline-level="3">##redis-replica.service.yml</text:h>
      <text:p text:style-name="P8">apiVersion: v1</text:p>
      <text:p text:style-name="P8">kind: Service</text:p>
      <text:p text:style-name="P8">metadata:</text:p>
      <text:p text:style-name="P8"><text:s text:c="2"/>name: redis-replica</text:p>
      <text:p text:style-name="P8"><text:s text:c="2"/>labels:</text:p>
      <text:p text:style-name="P8"><text:s text:c="4"/>app: redis</text:p>
      <text:p text:style-name="P8"><text:s text:c="4"/>role: replica</text:p>
      <text:p text:style-name="P8"><text:s text:c="4"/>tier: backend</text:p>
      <text:p text:style-name="P8">spec:</text:p>
      <text:p text:style-name="P8"><text:s text:c="2"/>ports:</text:p>
      <text:p text:style-name="P8"><text:s text:c="2"/>- port: 6379</text:p>
      <text:p text:style-name="P8"><text:s text:c="2"/>selector:</text:p>
      <text:p text:style-name="P8"><text:s text:c="4"/>app: redis</text:p>
      <text:p text:style-name="P8"><text:s text:c="4"/>role: replica</text:p>
      <text:p text:style-name="P8"><text:s text:c="4"/>tier: backend</text:p>
      <text:p text:style-name="P20"/>
      <text:h text:style-name="Heading_20_2" text:outline-level="2">#<text:span text:style-name="T4">Application Database</text:span></text:h>
      <text:h text:style-name="Heading_20_3" text:outline-level="3">##app.configmap.yml</text:h>
      <text:p text:style-name="P19">apiVersion: v1</text:p>
      <text:p text:style-name="P19">kind: ConfigMap</text:p>
      <text:p text:style-name="P19">metadata:</text:p>
      <text:p text:style-name="P19"><text:s text:c="2"/>name: webapp</text:p>
      <text:p text:style-name="P19">data:</text:p>
      <text:p text:style-name="P19"><text:s text:c="2"/>app.dependency.url: 'https://test.dependency.foo.bar/api/v1/'</text:p>
      <text:p text:style-name="P19"><text:s text:c="2"/>app.dependency.require_tls: truex</text:p>
      <text:p text:style-name="P6"/>
      <text:h text:style-name="P5" text:outline-level="3">##app.deployment.yml</text:h>
      <text:p text:style-name="P9">apiVersion: apps/v1</text:p>
      <text:p text:style-name="P9">kind: Deployment</text:p>
      <text:p text:style-name="P9">metadata:</text:p>
      <text:p text:style-name="P9"><text:s text:c="2"/>annotations:</text:p>
      <text:p text:style-name="P9"><text:s text:c="4"/>flux.weave.works/automated: "true"</text:p>
      <text:p text:style-name="P9"><text:s text:c="2"/>name: webapp</text:p>
      <text:p text:style-name="P9">spec:</text:p>
      <text:p text:style-name="P9"><text:s text:c="2"/>selector:</text:p>
      <text:p text:style-name="P9"><text:s text:c="4"/>matchLabels:</text:p>
      <text:p text:style-name="P9"><text:s text:c="6"/>app: webapp</text:p>
      <text:p text:style-name="P9"><text:s text:c="2"/>template:</text:p>
      <text:p text:style-name="P9"><text:s text:c="4"/>metadata:</text:p>
      <text:p text:style-name="P9"><text:s text:c="6"/>labels:</text:p>
      <text:p text:style-name="P9"><text:s text:c="8"/>app: webapp</text:p>
      <text:p text:style-name="P9"><text:s text:c="4"/>spec:</text:p>
      <text:p text:style-name="P9"><text:s text:c="6"/>containers:</text:p>
      <text:p text:style-name="P9"><text:s text:c="8"/>- name: webapp</text:p>
      <text:p text:style-name="P9"><text:s text:c="10"/>image: quay.io/fairwinds/k8s-workshop:latest</text:p>
      <text:p text:style-name="P9"><text:s text:c="10"/>command: ["ruby", "app/app.rb"]</text:p>
      <text:p text:style-name="P9"><text:s text:c="10"/>imagePullPolicy: IfNotPresent</text:p>
      <text:p text:style-name="P9"><text:s text:c="10"/>livenessProbe:</text:p>
      <text:p text:style-name="P9"><text:s text:c="12"/>failureThreshold: 3</text:p>
      <text:p text:style-name="P9"><text:s text:c="12"/>httpGet:</text:p>
      <text:p text:style-name="P9"><text:s text:c="14"/>path: /</text:p>
      <text:p text:style-name="P9"><text:s text:c="14"/>port: 8080</text:p>
      <text:p text:style-name="P9"><text:s text:c="14"/>scheme: HTTP</text:p>
      <text:p text:style-name="P9"><text:s text:c="12"/>initialDelaySeconds: 3</text:p>
      <text:p text:style-name="P9"><text:s text:c="12"/>periodSeconds: 3</text:p>
      <text:p text:style-name="P9"><text:s text:c="12"/>successThreshold: 1</text:p>
      <text:p text:style-name="P9"><text:s text:c="12"/>timeoutSeconds: 1</text:p>
      <text:p text:style-name="P9"><text:s text:c="10"/>readinessProbe:</text:p>
      <text:p text:style-name="P9"><text:s text:c="12"/>failureThreshold: 1</text:p>
      <text:p text:style-name="P9"><text:s text:c="12"/>httpGet:</text:p>
      <text:p text:style-name="P9"><text:s text:c="14"/>path: /</text:p>
      <text:p text:style-name="P9"><text:soft-page-break/><text:s text:c="14"/>port: 8080</text:p>
      <text:p text:style-name="P9"><text:s text:c="14"/>scheme: HTTP</text:p>
      <text:p text:style-name="P9"><text:s text:c="10"/>ports:</text:p>
      <text:p text:style-name="P9"><text:s text:c="10"/>- containerPort: 8080</text:p>
      <text:p text:style-name="P9"><text:s text:c="12"/>name: http</text:p>
      <text:p text:style-name="P9"><text:s text:c="10"/>volumeMounts:</text:p>
      <text:p text:style-name="P9"><text:s text:c="12"/>- name: secrets</text:p>
      <text:p text:style-name="P9"><text:s text:c="14"/>mountPath: "/etc/secrets"</text:p>
      <text:p text:style-name="P9"><text:s text:c="10"/>env:</text:p>
      <text:p text:style-name="P9"><text:s text:c="12"/>- name: REDIS_HOST</text:p>
      <text:p text:style-name="P9"><text:s text:c="14"/>value: 'redis-primary'</text:p>
      <text:p text:style-name="P9"><text:s text:c="12"/>- name: REDIS_PORT</text:p>
      <text:p text:style-name="P9"><text:s text:c="14"/>value: '6379'</text:p>
      <text:p text:style-name="P9"><text:s text:c="12"/># - name: CHAOS</text:p>
      <text:p text:style-name="P9"><text:s text:c="12"/># <text:s text:c="2"/>value: true</text:p>
      <text:p text:style-name="P9"><text:s text:c="12"/>- name: SECRET1</text:p>
      <text:p text:style-name="P9"><text:s text:c="14"/>valueFrom:</text:p>
      <text:p text:style-name="P9"><text:s text:c="16"/>secretKeyRef:</text:p>
      <text:p text:style-name="P9"><text:s text:c="18"/>name: webapp</text:p>
      <text:p text:style-name="P9"><text:s text:c="18"/>key: val1</text:p>
      <text:p text:style-name="P9"><text:s text:c="12"/>- name: DEPENDENCY_URL</text:p>
      <text:p text:style-name="P9"><text:s text:c="14"/>valueFrom:</text:p>
      <text:p text:style-name="P9"><text:s text:c="16"/>configMapKeyRef:</text:p>
      <text:p text:style-name="P9"><text:s text:c="18"/>name: webapp</text:p>
      <text:p text:style-name="P9"><text:s text:c="18"/>key: app.dependency.url</text:p>
      <text:p text:style-name="P9"><text:s text:c="12"/>- name: DEPENDENCY_REQUIRE_TLS</text:p>
      <text:p text:style-name="P9"><text:s text:c="14"/>valueFrom:</text:p>
      <text:p text:style-name="P9"><text:s text:c="16"/>configMapKeyRef:</text:p>
      <text:p text:style-name="P9"><text:s text:c="18"/>name: webapp</text:p>
      <text:p text:style-name="P9"><text:s text:c="18"/>key: app.dependency.require_tls</text:p>
      <text:p text:style-name="P9"><text:s text:c="10"/>resources:</text:p>
      <text:p text:style-name="P9"><text:s text:c="12"/>limits:</text:p>
      <text:p text:style-name="P9"><text:s text:c="14"/>cpu: 100m</text:p>
      <text:p text:style-name="P9"><text:s text:c="14"/>memory: 300Mi</text:p>
      <text:p text:style-name="P9"><text:s text:c="12"/>requests:</text:p>
      <text:p text:style-name="P9"><text:s text:c="14"/>cpu: 100m</text:p>
      <text:p text:style-name="P9"><text:soft-page-break/><text:s text:c="14"/>memory: 300Mi</text:p>
      <text:p text:style-name="P9"><text:s text:c="6"/>volumes:</text:p>
      <text:p text:style-name="P9"><text:s text:c="8"/>- name: secrets</text:p>
      <text:p text:style-name="P9"><text:s text:c="10"/>secret:</text:p>
      <text:p text:style-name="P9"><text:s text:c="12"/>secretName: webapp</text:p>
      <text:p text:style-name="P9"><text:s text:c="12"/>items:</text:p>
      <text:p text:style-name="P9"><text:s text:c="12"/>- key: val2</text:p>
      <text:p text:style-name="P9"><text:s text:c="14"/>path: secret_file</text:p>
      <text:p text:style-name="P9"><text:s text:c="14"/>mode: 511</text:p>
      <text:h text:style-name="P5" text:outline-level="3">##app.horizontal_pod_autoscaler.yml</text:h>
      <text:p text:style-name="P9">apiVersion: autoscaling/v1</text:p>
      <text:p text:style-name="P9">kind: HorizontalPodAutoscaler</text:p>
      <text:p text:style-name="P9">metadata:</text:p>
      <text:p text:style-name="P9"><text:s text:c="2"/>name: webapp</text:p>
      <text:p text:style-name="P9">spec:</text:p>
      <text:p text:style-name="P9"><text:s text:c="2"/>minReplicas: 10</text:p>
      <text:p text:style-name="P9"><text:s text:c="2"/>maxReplicas: 20</text:p>
      <text:p text:style-name="P9"><text:s text:c="2"/>scaleTargetRef:</text:p>
      <text:p text:style-name="P9"><text:s text:c="4"/>apiVersion: apps/v1</text:p>
      <text:p text:style-name="P9"><text:s text:c="4"/>kind: Deployment</text:p>
      <text:p text:style-name="P9"><text:s text:c="4"/>name: webapp</text:p>
      <text:p text:style-name="P9"><text:s text:c="2"/>targetCPUUtilizationPercentage: 30</text:p>
      <text:h text:style-name="P5" text:outline-level="3">##app.secret.yml</text:h>
      <text:p text:style-name="P9">apiVersion: v1</text:p>
      <text:p text:style-name="P9">kind: Secret</text:p>
      <text:p text:style-name="P9">metadata:</text:p>
      <text:p text:style-name="P9"><text:s text:c="2"/>name: webapp</text:p>
      <text:p text:style-name="P9">type: Opaque</text:p>
      <text:p text:style-name="P9">data:</text:p>
      <text:p text:style-name="P9"><text:s text:c="2"/>val1: aXRfaXNfYV9zZWNyZXRfdG9fZXZlcnlib2R5</text:p>
      <text:p text:style-name="P9"><text:s text:c="2"/>val2: ZW5lbWllcz1hbGllbnMKbGl2ZXM9MwplbmVtaWVzLmNoZWF0PXRydWUKZW5lbWllcy5jaGVhdC5sZXZlbD1ub0dvb2RSb3R0ZW4Kc2VjcmV0LmNvZGUucGFzc3BocmFzZT1VVURETFJMUkJBQkFTCnNlY3JldC5jb2RlLmFsbG93ZWQ9dHJ1ZQpzZWNyZXQuY29kZS5saXZlcz0zMAoK</text:p>
      <text:h text:style-name="P5" text:outline-level="3">##app.service.yml</text:h>
      <text:p text:style-name="P9">---</text:p>
      <text:p text:style-name="P9">apiVersion: v1</text:p>
      <text:p text:style-name="P9">kind: Service</text:p>
      <text:p text:style-name="P9">metadata:</text:p>
      <text:p text:style-name="P9"><text:s text:c="2"/>name: webapp</text:p>
      <text:p text:style-name="P9"><text:s text:c="2"/>labels:</text:p>
      <text:p text:style-name="P9"><text:s text:c="4"/>app: webapp</text:p>
      <text:p text:style-name="P9">spec:</text:p>
      <text:p text:style-name="P9"><text:s text:c="2"/>type: NodePort</text:p>
      <text:p text:style-name="P9"><text:s text:c="2"/>ports:</text:p>
      <text:p text:style-name="P9"><text:s text:c="4"/>- name: http</text:p>
      <text:p text:style-name="P9"><text:s text:c="6"/>protocol: TCP</text:p>
      <text:p text:style-name="P9"><text:s text:c="6"/>port: 80</text:p>
      <text:p text:style-name="P9"><text:s text:c="6"/>targetPort: http</text:p>
      <text:p text:style-name="P9"><text:s text:c="6"/>nodePort: 30007</text:p>
      <text:p text:style-name="P9"><text:s text:c="2"/>selector:</text:p>
      <text:p text:style-name="P9"><text:s text:c="4"/>app: webapp</text:p>
      <text:h text:style-name="P3" text:outline-level="1">#User Role and Role Binding</text:h>
      <text:h text:style-name="Heading_20_3" text:outline-level="3">##csr.yaml</text:h>
      <text:p text:style-name="P10">apiVersion: certificates.k8s.io/v1</text:p>
      <text:p text:style-name="P10">kind: CertificateSigningRequest</text:p>
      <text:p text:style-name="P10">metadata:</text:p>
      <text:p text:style-name="P10"><text:s text:c="2"/>name: csr-for-gk</text:p>
      <text:p text:style-name="P10">spec: </text:p>
      <text:p text:style-name="P10"><text:s text:c="2"/>groups:</text:p>
      <text:p text:style-name="P10"><text:s text:c="2"/>- system:authenticated</text:p>
      <text:p text:style-name="P10"><text:s text:c="2"/>usages: </text:p>
      <text:p text:style-name="P10"><text:s text:c="2"/>- digital signature</text:p>
      <text:p text:style-name="P10"><text:s text:c="2"/>- key encipherment</text:p>
      <text:p text:style-name="P10"><text:s text:c="2"/>- client auth</text:p>
      <text:p text:style-name="P10"><text:s text:c="2"/>signerName: kubernetes.io/kube-apiserver-client <text:s/></text:p>
      <text:p text:style-name="P10"><text:s text:c="2"/>request: LS0tLS1CRUdJTiBDRVJUSUZJQ0FURSBSRVFVRVNULS0tLS0KTUlJQ1VqQ0NBVG9DQVFBd0RURUxNQWtHQTFVRUF3d0NaMnN3Z2dFaU1BMEdDU3FHU0liM0RRRUJBUVVBQTRJQgpEd0F3Z2dFS0FvSUJBUURBOE9xUFhqakt5QkZBQVFEVEhuUWVoNVZERXFsSjBhVCtwVUV6dnZLSkh6NTNleFJvCjJTb2lCY2lzQ1dsTWZwNmNCbHF6WFQ0MnUwSU03ZFlzUTB0T3liU1hrV2ZScThhWHE0NXVrV3VjTWhBNkN1VFgKNTJhUzZONGxJZG5MSTYrdzdaanpsOUw5bVNqSGRTL3l2b2hiR0g5RGpEaFpEODNhbDVQR3kzRFQ1a00ySUtQUgp4KzJMQW1GTndYNytMNzlaU0tPeUpnQmdySnFJS0ZLb1JxcTBaUGZGR0J0TVhTMk9JbGVwd1RPMHZoUVNOaDluCkJYSDNLZEp1OUxCR0cyaC82empISzg0SHNXSUhyaGVOWDd1Y1dPYXRSS01nREkxajU3Y0NMbllDSTJoVUkwYlEKUXliVll5Qi9lUXU4MjErTnhlditObjNMdEVEcmhuYmNaZXM3QWdNQkFBR2dBREFOQmdrcWhraUc5dzBCQVFzRgpBQU9DQVFFQWFwaE1IbHdPWTdJTUNwcmM1R1JPN0lDZWJ1dnF1QjhlYmRCcDVXT3FuQUwrU0pRUUREL0FveEp1CjJiamkrVzJrZUFWdXVrc2pGYmROVld2ZmVzZkxYUkM5bEhiVE9nVGswU0EybC9oRXJWZHNwYzBHcmp3dWtFMUIKNkZYdkZKNWZWOVZYYnpHREozRWc5SWp5R3RFWHQrZ01DOGZnbFhaUFVYTm91ZEQ0c1N3Y2hVeEFGdDBldWpHeApmS2o3bDZBL2k4QjZDRGEvNlpGWGVMZ0RwL01mbGNqc2pUTFRQTWdxTk1jbGg0bTlSMFRIZ1YwQnQ4dVpFQmlMCm9heUpvUmxkdUlVQzQzb0pEclhaSlg0UUZpRGI1U0t3b1g0RFBDR2lEZDlzSVJwNjNaWHZWNjhBY1BMb0lSNFQKV25haXVBSFpVb24veFVnRHgrYk5MNmRtSjFlK1JBPT0KLS0tLS1FTkQgQ0VSVElGSUNBVEUgUkVRVUVTVC0tLS0tCg==</text:p>
      <text:h text:style-name="P5" text:outline-level="3">##devrole.yaml</text:h>
      <text:p text:style-name="P10">apiVersion: rbac.authorization.k8s.io/v1</text:p>
      <text:p text:style-name="P10">kind: Role</text:p>
      <text:p text:style-name="P10">metadata:</text:p>
      <text:p text:style-name="P10"><text:s text:c="2"/>name: developer</text:p>
      <text:p text:style-name="P10">rules:</text:p>
      <text:p text:style-name="P10">- apiGroups: [""]</text:p>
      <text:p text:style-name="P10"><text:s text:c="2"/>resources: ["pods"]</text:p>
      <text:p text:style-name="P10"><text:s text:c="2"/>verbs: ["create","update","get","list","delete"]</text:p>
      <text:p text:style-name="P10">- apiGroups: [""]</text:p>
      <text:p text:style-name="P10"><text:s text:c="2"/>resources: ["secrets"]</text:p>
      <text:p text:style-name="P10"><text:s text:c="2"/>verbs: ["get","list","create"]</text:p>
      <text:h text:style-name="P5" text:outline-level="3">##rolebind.yaml</text:h>
      <text:p text:style-name="P11">apiVersion: rbac.authorization.k8s.io/v1</text:p>
      <text:p text:style-name="P11">kind: RoleBinding</text:p>
      <text:p text:style-name="P11">metadata:</text:p>
      <text:p text:style-name="P11"><text:s text:c="2"/>name: gk-developer-binding</text:p>
      <text:p text:style-name="P11">subjects:</text:p>
      <text:p text:style-name="P11">- kind: User</text:p>
      <text:p text:style-name="P11"><text:s text:c="2"/>name: gk # "name" is case sensitive</text:p>
      <text:p text:style-name="P11"><text:s text:c="2"/>apiGroup: rbac.authorization.k8s.io</text:p>
      <text:p text:style-name="P11">roleRef:</text:p>
      <text:p text:style-name="P11"><text:s text:c="2"/>kind: Role</text:p>
      <text:p text:style-name="P11"><text:s text:c="2"/>name: developer</text:p>
      <text:p text:style-name="P11"><text:s text:c="2"/>apiGroup: rbac.authorization.k8s.io</text:p>
      <text:h text:style-name="P4" text:outline-level="1">#Script to deploy all yaml <text:span text:style-name="T5">files</text:span></text:h>
      <text:h text:style-name="Heading_20_3" text:outline-level="3">##deploy_app_metric_userrole.sh</text:h>
      <text:p text:style-name="P12">#!/bin/bash</text:p>
      <text:p text:style-name="P12">kubectl apply -f metric_components.yaml</text:p>
      <text:p text:style-name="P12">kubectl apply -f 01_redis/</text:p>
      <text:p text:style-name="P12">kubectl apply -f 02_webapp/</text:p>
      <text:p text:style-name="P12">kubectl apply -f user_role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6:32:10.635664786</meta:creation-date>
    <dc:date>2022-02-25T17:34:20.869384360</dc:date>
    <meta:editing-duration>PT51M39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31" meta:paragraph-count="620" meta:word-count="1432" meta:character-count="16284" meta:non-whitespace-character-count="13067"/>
  </office:meta>
</office:document-meta>
</file>